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7de7f" officeooo:paragraph-rsid="0007de7f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W Agriculture, Ressources Naturelles et Environnement (ARNE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9T15:09:06</meta:creation-date>
    <dc:date>2022-08-03T12:11:14.605618277</dc:date>
    <meta:editing-duration>PT2H8M4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7" meta:character-count="62" meta:non-whitespace-character-count="56"/>
  </office:meta>
</office:document-meta>
</file>